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9516in"/>
    </style:style>
    <style:style style:name="co2" style:family="table-column">
      <style:table-column-properties fo:break-before="auto" style:column-width="1.192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tatistic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Number of subjects</text:p>
          </table:table-cell>
          <table:table-cell table:style-name="ce1" office:value-type="string">
            <text:p><text:s/>14726253</text:p>
          </table:table-cell>
        </table:table-row>
        <table:table-row table:style-name="ro1">
          <table:table-cell office:value-type="string">
            <text:p>Number of relations</text:p>
          </table:table-cell>
          <table:table-cell table:style-name="ce1" office:value-type="string">
            <text:p><text:s/>12</text:p>
          </table:table-cell>
        </table:table-row>
        <table:table-row table:style-name="ro1">
          <table:table-cell office:value-type="string">
            <text:p>Number of objects</text:p>
          </table:table-cell>
          <table:table-cell table:style-name="ce1" office:value-type="string">
            <text:p><text:s/>14579437</text:p>
          </table:table-cell>
        </table:table-row>
        <table:table-row table:style-name="ro1">
          <table:table-cell office:value-type="string">
            <text:p>Number of facts</text:p>
          </table:table-cell>
          <table:table-cell table:style-name="ce1" office:value-type="string">
            <text:p><text:s/>4277289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elation</text:p>
          </table:table-cell>
          <table:table-cell office:value-type="string">
            <text:p>Number of triples</text:p>
          </table:table-cell>
        </table:table-row>
        <table:table-row table:style-name="ro1">
          <table:table-cell office:value-type="string">
            <text:p>&lt;dc:publishing_location&gt;</text:p>
          </table:table-cell>
          <table:table-cell office:value-type="float" office:value="711226">
            <text:p>711226</text:p>
          </table:table-cell>
        </table:table-row>
        <table:table-row table:style-name="ro1">
          <table:table-cell office:value-type="string">
            <text:p>&lt;rdf:type&gt;</text:p>
          </table:table-cell>
          <table:table-cell office:value-type="float" office:value="15140427">
            <text:p>15140427</text:p>
          </table:table-cell>
        </table:table-row>
        <table:table-row table:style-name="ro1">
          <table:table-cell office:value-type="string">
            <text:p>&lt;foaf:maker&gt;</text:p>
          </table:table-cell>
          <table:table-cell office:value-type="float" office:value="11976780">
            <text:p>11976780</text:p>
          </table:table-cell>
        </table:table-row>
        <table:table-row table:style-name="ro1">
          <table:table-cell office:value-type="string">
            <text:p>&lt;dc:produced_work&gt;</text:p>
          </table:table-cell>
          <table:table-cell office:value-type="float" office:value="279848">
            <text:p>279848</text:p>
          </table:table-cell>
        </table:table-row>
        <table:table-row table:style-name="ro1">
          <table:table-cell office:value-type="string">
            <text:p>&lt;dc:composed_in&gt;</text:p>
          </table:table-cell>
          <table:table-cell office:value-type="float" office:value="279848">
            <text:p>279848</text:p>
          </table:table-cell>
        </table:table-row>
        <table:table-row table:style-name="ro1">
          <table:table-cell office:value-type="string">
            <text:p>&lt;foaf:made&gt;</text:p>
          </table:table-cell>
          <table:table-cell office:value-type="float" office:value="11976780">
            <text:p>11976780</text:p>
          </table:table-cell>
        </table:table-row>
        <table:table-row table:style-name="ro1">
          <table:table-cell office:value-type="string">
            <text:p>&lt;dc:record&gt;</text:p>
          </table:table-cell>
          <table:table-cell office:value-type="float" office:value="982436">
            <text:p>982436</text:p>
          </table:table-cell>
        </table:table-row>
        <table:table-row table:style-name="ro1">
          <table:table-cell office:value-type="string">
            <text:p>&lt;dc:release_event&gt;</text:p>
          </table:table-cell>
          <table:table-cell office:value-type="float" office:value="925179">
            <text:p>925179</text:p>
          </table:table-cell>
        </table:table-row>
        <table:table-row table:style-name="ro1">
          <table:table-cell office:value-type="string">
            <text:p>&lt;dc:label&gt;</text:p>
          </table:table-cell>
          <table:table-cell office:value-type="float" office:value="500362">
            <text:p>500362</text:p>
          </table:table-cell>
        </table:table-row>
        <table:table-row table:style-name="ro1">
          <table:table-cell/>
          <table:table-cell table:formula="of:=SUM([.B7:.B15])" office:value-type="float" office:value="42772886">
            <text:p>42772886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8">08/18/2013</text:date>, <text:time>13:5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Galárraga</meta:initial-creator>
    <meta:creation-date>2013-08-18T12:52:32</meta:creation-date>
    <dc:date>2013-08-18T13:50:29</dc:date>
    <dc:creator>Luis Galárraga</dc:creator>
    <meta:editing-duration>PT00H57M57S</meta:editing-duration>
    <meta:editing-cycles>2</meta:editing-cycles>
    <meta:generator>OpenOffice.org/3.2$Unix OpenOffice.org_project/320m19$Build-9505</meta:generator>
    <meta:document-statistic meta:table-count="3" meta:cell-count="29" meta:object-count="0"/>
  </office:meta>
</office:document-meta>
</file>